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enutzer suchen</text:p>
          </table:table-cell>
          <table:table-cell table:style-name="Default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Abgeschlossene Listen in Listenübersicht grün kennzeichn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Unsicher, ob Korbfarbe gespeichert wurde</text:p>
          </table:table-cell>
          <table:table-cell table:style-name="ce1" office:value-type="string">
            <text:p>Simone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heckbox für Neuigkeiten vor Zeile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Liste suchen Verkäufer, freie, registrierte, event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assword digest unterdrück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Eigene Schaltfläche 'abmelden'</text:p>
          </table:table-cell>
          <table:table-cell table:style-name="ce1" office:value-type="string">
            <text:p>Bernd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5T21:56:15</dc:date>
    <dc:creator>Pierre Sugar</dc:creator>
    <meta:editing-duration>P6DT2H49M3S</meta:editing-duration>
    <meta:editing-cycles>16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85" meta:object-count="0"/>
  </office:meta>
</office:document-meta>
</file>